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4cm" svg:stroke-color="#ff0000" draw:marker-start-width="0.26cm" draw:marker-end="Arrow_20_short" draw:marker-end-width="0.26cm" draw:fill="none" draw:textarea-horizontal-align="justify" draw:textarea-vertical-align="middle" draw:auto-grow-height="false" fo:min-height="1.548cm" fo:min-width="1.3cm" fo:padding-top="0.145cm" fo:padding-bottom="0.145cm" fo:padding-left="0.27cm" fo:padding-right="0.27cm"/>
    </style:style>
    <style:style style:name="gr2" style:family="graphic" style:parent-style-name="standard">
      <style:graphic-properties draw:stroke="none" draw:fill="solid" draw:fill-color="#ffffff" draw:textarea-horizontal-align="justify" draw:textarea-vertical-align="middle" draw:auto-grow-height="false" fo:min-height="1.019cm" fo:min-width="2.505cm"/>
    </style:style>
    <style:style style:name="gr3" style:family="graphic" style:parent-style-name="standard">
      <style:graphic-properties draw:stroke="none" draw:fill="solid" draw:fill-color="#ffffff" draw:textarea-horizontal-align="justify" draw:textarea-vertical-align="middle" draw:auto-grow-height="false" fo:min-height="2.354cm" fo:min-width="1.675cm"/>
    </style:style>
    <style:style style:name="gr4" style:family="graphic" style:parent-style-name="objectwithoutfill">
      <style:graphic-properties svg:stroke-width="0.04cm" svg:stroke-color="#ff0000" draw:marker-start-width="0.26cm" draw:marker-end-width="0.26cm" draw:fill="none" draw:textarea-vertical-align="middle" fo:padding-top="0.145cm" fo:padding-bottom="0.145cm" fo:padding-left="0.27cm" fo:padding-right="0.27cm"/>
    </style:style>
    <style:style style:name="gr5" style:family="graphic" style:parent-style-name="standard">
      <style:graphic-properties draw:stroke="dash" draw:stroke-dash="Fine_20_Dashed" svg:stroke-width="0.04cm" svg:stroke-color="#ff0000" draw:marker-start-width="0.26cm" draw:marker-end="Arrow_20_short" draw:marker-end-width="0.26cm" draw:fill="none" draw:textarea-horizontal-align="justify" draw:textarea-vertical-align="middle" draw:auto-grow-height="false" fo:min-height="1.55cm" fo:min-width="1.3cm" fo:padding-top="0.145cm" fo:padding-bottom="0.145cm" fo:padding-left="0.27cm" fo:padding-right="0.27cm"/>
    </style:style>
    <style:style style:name="gr6" style:family="graphic" style:parent-style-name="standard">
      <style:graphic-properties draw:stroke="none" draw:fill="solid" draw:fill-color="#ffffff" draw:textarea-horizontal-align="justify" draw:textarea-vertical-align="middle" draw:auto-grow-height="false" fo:min-height="1.02cm" fo:min-width="2.505cm"/>
    </style:style>
    <style:style style:name="gr7" style:family="graphic" style:parent-style-name="standard">
      <style:graphic-properties draw:stroke="none" draw:fill="solid" draw:fill-color="#ffffff" draw:textarea-horizontal-align="justify" draw:textarea-vertical-align="middle" draw:auto-grow-height="false" fo:min-height="2.355cm" fo:min-width="1.675cm"/>
    </style:style>
    <style:style style:name="gr8" style:family="graphic" style:parent-style-name="standard">
      <style:graphic-properties draw:fill="solid" draw:fill-color="#ff9999" draw:textarea-horizontal-align="justify" draw:textarea-vertical-align="middle" draw:auto-grow-height="false" fo:min-height="0cm" fo:min-width="0.485cm"/>
    </style:style>
    <style:style style:name="gr9" style:family="graphic" style:parent-style-name="standard">
      <style:graphic-properties draw:fill="solid" draw:fill-color="#ff9999" draw:textarea-horizontal-align="justify" draw:textarea-vertical-align="middle" draw:auto-grow-height="false" fo:min-height="0cm" fo:min-width="0.5cm"/>
    </style:style>
    <style:style style:name="gr10" style:family="graphic" style:parent-style-name="standard">
      <style:graphic-properties svg:stroke-width="0.25cm" draw:marker-start-width="0.58cm" draw:marker-end-width="0.58cm" draw:fill="none" draw:textarea-horizontal-align="justify" draw:textarea-vertical-align="middle" draw:auto-grow-height="false" fo:min-height="2.514cm" fo:min-width="2.264cm" fo:padding-top="0.25cm" fo:padding-bottom="0.25cm" fo:padding-left="0.375cm" fo:padding-right="0.375cm"/>
    </style:style>
    <style:style style:name="gr11" style:family="graphic" style:parent-style-name="objectwithoutfill">
      <style:graphic-properties svg:stroke-width="0.06cm" draw:marker-start-width="0.29cm" draw:marker-end-width="0.29cm" draw:fill="none" draw:textarea-vertical-align="middle" fo:padding-top="0.155cm" fo:padding-bottom="0.155cm" fo:padding-left="0.28cm" fo:padding-right="0.28cm"/>
    </style:style>
    <style:style style:name="gr12" style:family="graphic" style:parent-style-name="standard">
      <style:graphic-properties svg:stroke-width="0.08cm" svg:stroke-color="#ff0000" draw:marker-start-width="0.32cm" draw:marker-end-width="0.32cm" draw:fill="solid" draw:fill-color="#ff0000" draw:textarea-horizontal-align="justify" draw:textarea-vertical-align="middle" draw:auto-grow-height="false" fo:min-height="0.079cm" fo:min-width="0cm" fo:padding-top="0.165cm" fo:padding-bottom="0.165cm" fo:padding-left="0.29cm" fo:padding-right="0.29cm"/>
    </style:style>
    <style:style style:name="gr13" style:family="graphic" style:parent-style-name="standard">
      <style:graphic-properties svg:stroke-width="0.08cm" svg:stroke-color="#ff0000" draw:marker-start-width="0.32cm" draw:marker-end-width="0.32cm" draw:fill="none" draw:textarea-horizontal-align="justify" draw:textarea-vertical-align="middle" draw:auto-grow-height="false" fo:min-height="0cm" fo:min-width="0cm" fo:padding-top="0.165cm" fo:padding-bottom="0.165cm" fo:padding-left="0.29cm" fo:padding-right="0.29cm"/>
      <style:paragraph-properties style:writing-mode="lr-tb"/>
    </style:style>
    <style:style style:name="gr14" style:family="graphic" style:parent-style-name="standard">
      <style:graphic-properties svg:stroke-width="0.08cm" svg:stroke-color="#ff0000" draw:marker-start-width="0.32cm" draw:marker-end-width="0.32cm" draw:fill="solid" draw:fill-color="#ff0000" draw:textarea-horizontal-align="justify" draw:textarea-vertical-align="middle" draw:auto-grow-height="false" fo:min-height="0cm" fo:min-width="0cm" fo:padding-top="0.165cm" fo:padding-bottom="0.165cm" fo:padding-left="0.29cm" fo:padding-right="0.29cm"/>
    </style:style>
    <style:style style:name="gr15" style:family="graphic" style:parent-style-name="objectwithoutfill">
      <style:graphic-properties draw:stroke="dash" draw:stroke-dash="dashed-2" svg:stroke-width="0.04cm" svg:stroke-color="#009900" draw:marker-start-width="0.26cm" draw:marker-end-width="0.26cm" draw:fill="none" draw:textarea-vertical-align="middle" fo:padding-top="0.145cm" fo:padding-bottom="0.145cm" fo:padding-left="0.27cm" fo:padding-right="0.27cm"/>
    </style:style>
    <style:style style:name="gr16" style:family="graphic" style:parent-style-name="objectwithoutfill">
      <style:graphic-properties draw:fill="none" draw:textarea-vertical-align="middle"/>
    </style:style>
    <style:style style:name="gr17" style:family="graphic" style:parent-style-name="objectwithoutfill">
      <style:graphic-properties svg:stroke-width="0.03cm" draw:marker-start-width="0.25cm" draw:marker-end="Arrowheads_20_1" draw:marker-end-width="0.15cm" draw:fill="none" draw:textarea-vertical-align="middle" fo:padding-top="0.14cm" fo:padding-bottom="0.14cm" fo:padding-left="0.265cm" fo:padding-right="0.265cm"/>
    </style:style>
    <style:style style:name="gr18" style:family="graphic" style:parent-style-name="standard">
      <style:graphic-properties draw:stroke="dash" draw:stroke-dash="Fine_20_Dashed" svg:stroke-width="0.04cm" svg:stroke-color="#ff0000" draw:marker-start-width="0.26cm" draw:marker-end="Arrow_20_short" draw:marker-end-width="0.26cm" draw:fill="none" draw:textarea-horizontal-align="justify" draw:textarea-vertical-align="middle" draw:auto-grow-height="false" fo:min-height="1.549cm" fo:min-width="1.3cm" fo:padding-top="0.145cm" fo:padding-bottom="0.145cm" fo:padding-left="0.27cm" fo:padding-right="0.27cm"/>
    </style:style>
    <style:style style:name="gr19" style:family="graphic" style:parent-style-name="objectwithoutfill">
      <style:graphic-properties draw:stroke="dash" draw:stroke-dash="Fine_20_Dashed" svg:stroke-width="0.02cm" draw:marker-start-width="0.24cm" draw:marker-end-width="0.24cm" draw:fill="none" draw:textarea-vertical-align="middle" fo:padding-top="0.135cm" fo:padding-bottom="0.135cm" fo:padding-left="0.26cm" fo:padding-right="0.26cm"/>
    </style:style>
    <style:style style:name="gr20" style:family="graphic" style:parent-style-name="objectwithoutfill">
      <style:graphic-properties draw:stroke="dash" draw:stroke-dash="Fine_20_Dashed" svg:stroke-width="0.02cm" draw:marker-start-width="0.23cm" draw:marker-end-width="0.23cm" draw:fill="none" draw:textarea-vertical-align="middle" fo:padding-top="0.135cm" fo:padding-bottom="0.135cm" fo:padding-left="0.26cm" fo:padding-right="0.26cm"/>
    </style:style>
    <style:style style:name="gr21" style:family="graphic" style:parent-style-name="standard">
      <style:graphic-properties draw:stroke="none" svg:stroke-color="#000000" draw:fill="none" draw:fill-color="#ffffff" fo:min-height="13cm"/>
      <style:paragraph-properties style:writing-mode="lr-tb"/>
    </style:style>
    <style:style style:name="gr22" style:family="graphic" style:parent-style-name="standard">
      <style:graphic-properties draw:stroke="none" svg:stroke-color="#000000" draw:fill="none" draw:fill-color="#ffffff" fo:min-height="2.5cm"/>
      <style:paragraph-properties style:writing-mode="lr-tb"/>
    </style:style>
    <style:style style:name="gr23" style:family="graphic" style:parent-style-name="standard">
      <style:graphic-properties draw:stroke="none" svg:stroke-color="#000000" draw:fill="none" draw:fill-color="#ffffff" fo:min-height="5.617cm"/>
      <style:paragraph-properties style:writing-mode="lr-tb"/>
    </style:style>
    <style:style style:name="gr24" style:family="graphic" style:parent-style-name="standard">
      <style:graphic-properties svg:stroke-width="0.03cm" svg:stroke-color="#000000" draw:marker-start-width="0.25cm" draw:marker-end-width="0.25cm" draw:fill="none" draw:textarea-horizontal-align="justify" draw:textarea-vertical-align="middle" draw:auto-grow-height="false" fo:min-height="25.265cm" fo:min-width="11.77cm" fo:padding-top="0.14cm" fo:padding-bottom="0.14cm" fo:padding-left="0.265cm" fo:padding-right="0.265cm"/>
    </style:style>
    <style:style style:name="gr25" style:family="graphic" style:parent-style-name="standard">
      <style:graphic-properties draw:stroke="solid" svg:stroke-width="0.03cm" svg:stroke-color="#000000" draw:marker-start-width="0.25cm" draw:marker-end-width="0.25cm" draw:fill="none" draw:fill-color="#ffffff" fo:min-height="1.48cm" fo:padding-top="0.14cm" fo:padding-bottom="0.14cm" fo:padding-left="0.265cm" fo:padding-right="0.265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ff9999"/>
      <style:paragraph-properties fo:text-align="center"/>
    </style:style>
    <style:style style:name="P4" style:family="paragraph">
      <loext:graphic-properties draw:fill="solid" draw:fill-color="#ff0000"/>
      <style:paragraph-properties fo:text-align="center"/>
    </style:style>
    <style:style style:name="P5" style:family="paragraph">
      <style:text-properties fo:font-size="11pt" style:font-size-asian="11pt" style:font-size-complex="11pt"/>
    </style:style>
    <style:style style:name="P6" style:family="paragraph">
      <loext:graphic-properties draw:fill="none" draw:fill-color="#ffffff"/>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2.6cm" svg:height="2.598cm" draw:transform="rotate (-0.724311639577647) translate (10.036cm 21.538cm)">
              <text:p/>
              <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
            </draw:custom-shape>
            <draw:custom-shape draw:style-name="gr2" draw:text-style-name="P2" draw:layer="layout" svg:width="3.005cm" svg:height="1.268cm" draw:transform="rotate (-0.724311639577647) translate (9.945cm 21.323cm)">
              <text:p/>
              <draw:enhanced-geometry svg:viewBox="0 0 21600 21600" draw:mirror-horizontal="true" draw:mirror-vertical="true" draw:type="rectangle" draw:enhanced-path="M 0 0 L 21600 0 21600 21600 0 21600 0 0 Z N"/>
            </draw:custom-shape>
            <draw:custom-shape draw:style-name="gr3" draw:text-style-name="P2" draw:layer="layout" svg:width="2.175cm" svg:height="2.603cm" draw:transform="rotate (-0.724311639577647) translate (10.239cm 22.063cm)">
              <text:p/>
              <draw:enhanced-geometry svg:viewBox="0 0 21600 21600" draw:mirror-horizontal="true" draw:mirror-vertical="true" draw:type="rectangle" draw:enhanced-path="M 0 0 L 21600 0 21600 21600 0 21600 0 0 Z N"/>
            </draw:custom-shape>
          </draw:g>
          <draw:line draw:style-name="gr4" draw:text-style-name="P1" draw:layer="layout" svg:x1="8.869cm" svg:y1="23.609cm" svg:x2="8.979cm" svg:y2="23.393cm">
            <text:p/>
          </draw:line>
          <draw:line draw:style-name="gr4" draw:text-style-name="P1" draw:layer="layout" svg:x1="8.869cm" svg:y1="23.627cm" svg:x2="8.76cm" svg:y2="23.391cm">
            <text:p/>
          </draw:line>
        </draw:g>
        <draw:g>
          <draw:g>
            <draw:custom-shape draw:style-name="gr5" draw:text-style-name="P1" draw:layer="layout" svg:width="2.6cm" svg:height="2.598cm" draw:transform="rotate (-0.108559479474048) translate (8.849cm 9.3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6" draw:text-style-name="P2" draw:layer="layout" svg:width="3.005cm" svg:height="1.269cm" draw:transform="rotate (-0.108559479474048) translate (8.652cm 10.747cm)">
              <text:p/>
              <draw:enhanced-geometry svg:viewBox="0 0 21600 21600" draw:mirror-horizontal="true" draw:type="rectangle" draw:enhanced-path="M 0 0 L 21600 0 21600 21600 0 21600 0 0 Z N"/>
            </draw:custom-shape>
            <draw:custom-shape draw:style-name="gr7" draw:text-style-name="P2" draw:layer="layout" svg:width="2.175cm" svg:height="2.604cm" draw:transform="rotate (-0.108559479474048) translate (9.319cm 9.075cm)">
              <text:p/>
              <draw:enhanced-geometry svg:viewBox="0 0 21600 21600" draw:mirror-horizontal="true" draw:type="rectangle" draw:enhanced-path="M 0 0 L 21600 0 21600 21600 0 21600 0 0 Z N"/>
            </draw:custom-shape>
          </draw:g>
          <draw:line draw:style-name="gr4" draw:text-style-name="P1" draw:layer="layout" svg:x1="9.093cm" svg:y1="9.846cm" svg:x2="9.058cm" svg:y2="10.086cm">
            <text:p/>
          </draw:line>
          <draw:line draw:style-name="gr4" draw:text-style-name="P1" draw:layer="layout" svg:x1="9.103cm" svg:y1="9.831cm" svg:x2="8.878cm" svg:y2="9.961cm">
            <text:p/>
          </draw:line>
        </draw:g>
        <draw:g>
          <draw:g>
            <draw:custom-shape draw:style-name="gr5" draw:text-style-name="P1" draw:layer="layout" svg:width="2.6cm" svg:height="2.6cm" draw:transform="rotate (-0.108559479474048) translate (12.315cm 9.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005cm" svg:height="1.27cm" draw:transform="rotate (-0.108559479474048) translate (11.966cm 10.716cm)">
              <text:p/>
              <draw:enhanced-geometry svg:viewBox="0 0 21600 21600" draw:type="rectangle" draw:enhanced-path="M 0 0 L 21600 0 21600 21600 0 21600 0 0 Z N"/>
            </draw:custom-shape>
            <draw:custom-shape draw:style-name="gr7" draw:text-style-name="P2" draw:layer="layout" svg:width="2.175cm" svg:height="2.605cm" draw:transform="rotate (-0.108559479474048) translate (12.269cm 9.044cm)">
              <text:p/>
              <draw:enhanced-geometry svg:viewBox="0 0 21600 21600" draw:type="rectangle" draw:enhanced-path="M 0 0 L 21600 0 21600 21600 0 21600 0 0 Z N"/>
            </draw:custom-shape>
          </draw:g>
          <draw:line draw:style-name="gr4" draw:text-style-name="P1" draw:layer="layout" svg:x1="14.375cm" svg:y1="9.815cm" svg:x2="14.41cm" svg:y2="10.055cm">
            <text:p/>
          </draw:line>
          <draw:line draw:style-name="gr4" draw:text-style-name="P1" draw:layer="layout" svg:x1="14.365cm" svg:y1="9.8cm" svg:x2="14.59cm" svg:y2="9.93cm">
            <text:p/>
          </draw:line>
        </draw:g>
        <draw:custom-shape draw:style-name="gr8" draw:text-style-name="P3" draw:layer="layout" svg:width="1.97cm" svg:height="0.68cm" svg:x="2.479cm" svg:y="6.08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3" draw:layer="layout" svg:width="1.998cm" svg:height="0.68cm" svg:x="4.51cm" svg:y="6.089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g>
          <draw:custom-shape draw:style-name="gr10" draw:text-style-name="P1" draw:layer="layout" svg:width="4.26cm" svg:height="4.26cm" svg:x="2.37cm" svg:y="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305cm" svg:y1="6.8cm" svg:x2="6.645cm" svg:y2="6.8cm">
            <text:p/>
          </draw:line>
          <draw:line draw:style-name="gr11" draw:text-style-name="P1" draw:layer="layout" svg:x1="4.493cm" svg:y1="4.595cm" svg:x2="4.493cm" svg:y2="8.96cm">
            <text:p/>
          </draw:line>
        </draw:g>
        <draw:custom-shape draw:style-name="gr12" draw:text-style-name="P4" draw:layer="layout" svg:width="0.465cm" svg:height="0.465cm" svg:x="6.428cm" svg:y="6.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465cm" svg:height="0.465cm" svg:x="2.15cm" svg:y="6.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0" draw:text-style-name="P1" draw:layer="layout" svg:width="4.26cm" svg:height="4.26cm" svg:x="9.565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5cm" svg:y1="4.865cm" svg:x2="13.84cm" svg:y2="4.865cm">
            <text:p/>
          </draw:line>
          <draw:line draw:style-name="gr11" draw:text-style-name="P1" draw:layer="layout" svg:x1="11.688cm" svg:y1="2.66cm" svg:x2="11.688cm" svg:y2="7.025cm">
            <text:p/>
          </draw:line>
        </draw:g>
        <draw:g>
          <draw:custom-shape draw:style-name="gr10" draw:text-style-name="P1" draw:layer="layout" svg:width="4.26cm" svg:height="4.26cm" draw:transform="rotate (0.346447856520874) translate (8.98cm 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637cm" svg:y1="11.661cm" svg:x2="13.719cm" svg:y2="10.187cm">
            <text:p/>
          </draw:line>
          <draw:line draw:style-name="gr11" draw:text-style-name="P1" draw:layer="layout" svg:x1="10.946cm" svg:y1="8.844cm" svg:x2="12.428cm" svg:y2="12.95cm">
            <text:p/>
          </draw:line>
        </draw:g>
        <draw:custom-shape draw:style-name="gr13" draw:text-style-name="P1" draw:layer="layout" svg:width="0.465cm" svg:height="0.465cm" svg:x="9.345cm" svg:y="4.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4" draw:layer="layout" svg:width="0.465cm" svg:height="0.465cm" svg:x="13.57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8.56cm" svg:y1="10.91cm" svg:x2="14.825cm" svg:y2="10.91cm">
          <text:p/>
        </draw:line>
        <draw:custom-shape draw:style-name="gr14" draw:text-style-name="P4" draw:layer="layout" svg:width="0.465cm" svg:height="0.465cm" svg:x="13.5cm" svg:y="9.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465cm" svg:height="0.465cm" svg:x="9.466cm" svg:y="9.9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 draw:text-style-name="P1" draw:layer="layout" svg:x1="11.685cm" svg:y1="10.945cm" svg:x2="11.695cm" svg:y2="13.015cm">
          <text:p/>
        </draw:line>
        <draw:line draw:style-name="gr17" draw:text-style-name="P1" draw:layer="layout" svg:x1="11.695cm" svg:y1="12.63cm" svg:x2="12.22cm" svg:y2="12.47cm">
          <text:p/>
        </draw:line>
        <draw:g>
          <draw:custom-shape draw:style-name="gr10" draw:text-style-name="P1" draw:layer="layout" svg:width="4.26cm" svg:height="4.26cm" draw:transform="rotate (0.346447856520874) translate (8.993cm 15.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65cm" svg:y1="17.86cm" svg:x2="13.732cm" svg:y2="16.386cm">
            <text:p/>
          </draw:line>
          <draw:line draw:style-name="gr11" draw:text-style-name="P1" draw:layer="layout" svg:x1="10.959cm" svg:y1="15.043cm" svg:x2="12.441cm" svg:y2="19.149cm">
            <text:p/>
          </draw:line>
        </draw:g>
        <draw:line draw:style-name="gr15" draw:text-style-name="P1" draw:layer="layout" svg:x1="8.573cm" svg:y1="17.109cm" svg:x2="14.838cm" svg:y2="17.109cm">
          <text:p/>
        </draw:line>
        <draw:custom-shape draw:style-name="gr14" draw:text-style-name="P4" draw:layer="layout" svg:width="0.465cm" svg:height="0.465cm" svg:x="9.52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465cm" svg:height="0.465cm" svg:x="13.46cm" svg:y="16.1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 draw:text-style-name="P1" draw:layer="layout" svg:x1="11.698cm" svg:y1="17.144cm" svg:x2="11.708cm" svg:y2="19.214cm">
          <text:p/>
        </draw:line>
        <draw:line draw:style-name="gr17" draw:text-style-name="P1" draw:layer="layout" svg:x1="11.708cm" svg:y1="18.829cm" svg:x2="12.233cm" svg:y2="18.669cm">
          <text:p/>
        </draw:line>
        <draw:g>
          <draw:g>
            <draw:custom-shape draw:style-name="gr18" draw:text-style-name="P1" draw:layer="layout" svg:width="2.6cm" svg:height="2.598cm" draw:transform="rotate (-0.724311639577647) translate (13.135cm 21.496cm)">
              <text:p/>
              <draw:enhanced-geometry svg:viewBox="0 0 21600 21600" draw:glue-points="10800 0 3163 3163 0 10800 3163 18437 10800 21600 18437 18437 21600 10800 18437 3163" draw:text-areas="3163 3163 18437 18437" draw:mirror-horizontal="false" draw:mirror-vertical="true" draw:type="ellipse" draw:enhanced-path="U 10800 10800 10800 10800 0 360 Z N"/>
            </draw:custom-shape>
            <draw:custom-shape draw:style-name="gr2" draw:text-style-name="P2" draw:layer="layout" svg:width="3.005cm" svg:height="1.268cm" draw:transform="rotate (-0.724311639577647) translate (12.04cm 21.283cm)">
              <text:p/>
              <draw:enhanced-geometry svg:viewBox="0 0 21600 21600" draw:mirror-horizontal="false" draw:mirror-vertical="true" draw:type="rectangle" draw:enhanced-path="M 0 0 L 21600 0 21600 21600 0 21600 0 0 Z N"/>
            </draw:custom-shape>
            <draw:custom-shape draw:style-name="gr3" draw:text-style-name="P2" draw:layer="layout" svg:width="2.175cm" svg:height="2.603cm" draw:transform="rotate (-0.724311639577647) translate (13.254cm 22.023cm)">
              <text:p/>
              <draw:enhanced-geometry svg:viewBox="0 0 21600 21600" draw:mirror-horizontal="false" draw:mirror-vertical="true" draw:type="rectangle" draw:enhanced-path="M 0 0 L 21600 0 21600 21600 0 21600 0 0 Z N"/>
            </draw:custom-shape>
          </draw:g>
          <draw:line draw:style-name="gr4" draw:text-style-name="P1" draw:layer="layout" svg:x1="14.528cm" svg:y1="23.569cm" svg:x2="14.418cm" svg:y2="23.353cm">
            <text:p/>
          </draw:line>
          <draw:line draw:style-name="gr4" draw:text-style-name="P1" draw:layer="layout" svg:x1="14.529cm" svg:y1="23.587cm" svg:x2="14.638cm" svg:y2="23.351cm">
            <text:p/>
          </draw:line>
        </draw:g>
        <draw:g>
          <draw:custom-shape draw:style-name="gr10" draw:text-style-name="P1" draw:layer="layout" svg:width="4.26cm" svg:height="4.26cm" draw:transform="rotate (0.723788040802048) translate (8.713cm 23.4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 draw:text-style-name="P1" draw:layer="layout" svg:x1="10.065cm" svg:y1="25.079cm" svg:x2="13.317cm" svg:y2="22.205cm">
            <text:p/>
          </draw:line>
          <draw:line draw:style-name="gr11" draw:text-style-name="P1" draw:layer="layout" svg:x1="10.244cm" svg:y1="21.978cm" svg:x2="13.135cm" svg:y2="25.249cm">
            <text:p/>
          </draw:line>
        </draw:g>
        <draw:line draw:style-name="gr15" draw:text-style-name="P1" draw:layer="layout" svg:x1="8.573cm" svg:y1="23.618cm" svg:x2="14.838cm" svg:y2="23.618cm">
          <text:p/>
        </draw:line>
        <draw:custom-shape draw:style-name="gr14" draw:text-style-name="P4" draw:layer="layout" svg:width="0.465cm" svg:height="0.465cm" svg:x="9.375cm" svg:y="23.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465cm" svg:height="0.465cm" svg:x="13.605cm" svg:y="23.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9" draw:text-style-name="P1" draw:layer="layout" svg:x1="11.698cm" svg:y1="23.653cm" svg:x2="11.708cm" svg:y2="25.723cm">
          <text:p/>
        </draw:line>
        <draw:line draw:style-name="gr17" draw:text-style-name="P1" draw:layer="layout" svg:x1="11.708cm" svg:y1="25.338cm" svg:x2="12.233cm" svg:y2="25.178cm">
          <text:p/>
        </draw:line>
        <draw:line draw:style-name="gr20" draw:text-style-name="P1" draw:layer="layout" svg:x1="11.695cm" svg:y1="23.705cm" svg:x2="12.425cm" svg:y2="25.61cm">
          <text:p/>
        </draw:line>
        <draw:line draw:style-name="gr17" draw:text-style-name="P1" draw:layer="layout" svg:x1="12.265cm" svg:y1="25.14cm" svg:x2="12.73cm" svg:y2="24.845cm">
          <text:p/>
        </draw:line>
        <draw:frame draw:style-name="gr21" draw:text-style-name="P6" draw:layer="layout" svg:width="6.58cm" svg:height="13.25cm" svg:x="1.515cm" svg:y="9.74cm">
          <draw:text-box>
            <text:p text:style-name="P5"><text:span text:style-name="T1">The above diagram represents a car steering wheel. Pretend your coat is so tight, you can only move your hands through the small shaded arcs. The filled in red circle represents your hand holding on to the steering wheel. The empty red circle is your hand around the steering wheel, but not holding it.</text:span></text:p>
            <text:p text:style-name="P5"><text:span text:style-name="T1"/></text:p>
            <text:p text:style-name="P5"><text:span text:style-name="T1">To turn the steering wheel, you could do a multiple step shuffle, repeated as needed, as described to the right.</text:span></text:p>
            <text:p text:style-name="P5"><text:span text:style-name="T1"/></text:p>
            <text:p text:style-name="P5"><text:span text:style-name="T1">Rotating the Hexbot is similar:</text:span></text:p>
            <text:p text:style-name="P5"><text:span text:style-name="T1">- instead of rotating a steering wheel, it rotates the floor (from the robot’s point of view)</text:span></text:p>
            <text:p text:style-name="P5"><text:span text:style-name="T1">- the role of the left hand is played by the odd numbered legs, and</text:span></text:p>
            <text:p text:style-name="P5"><text:span text:style-name="T1">The right hand is like the evens.</text:span></text:p>
            <text:p text:style-name="P5"><text:span text:style-name="T1">- instead of gripping the wheel to engage it, the robot lowers legs to contact the floor</text:span></text:p>
            <text:p text:style-name="P5"><text:span text:style-name="T1">- three legs at a time touch the floor and move in an arc.</text:span></text:p>
            <text:p text:style-name="P5"><text:span text:style-name="T1">- the arcs do NOT all have the same radius</text:span></text:p>
          </draw:text-box>
        </draw:frame>
        <draw:frame draw:style-name="gr22" draw:text-style-name="P6" draw:layer="layout" svg:width="5.565cm" svg:height="2.75cm" svg:x="15.025cm" svg:y="3.35cm">
          <draw:text-box>
            <text:p text:style-name="P5"><text:span text:style-name="T1">Start with the right hand holding the wheel, and the left loosely around it. Both hands are at the start of their range of movement.</text:span></text:p>
          </draw:text-box>
        </draw:frame>
        <draw:frame draw:style-name="gr22" draw:text-style-name="P6" draw:layer="layout" svg:width="5.565cm" svg:height="3.707cm" svg:x="15.025cm" svg:y="8.87cm">
          <draw:text-box>
            <text:p text:style-name="P5"><text:span text:style-name="T1">Raise your right hand to the end of its range of motion. Since it’s holding the wheel, it will also move. At the same time, raise your other hand. Since it’s not gripping the wheel, it won’t affect the wheel’s motion. </text:span></text:p>
          </draw:text-box>
        </draw:frame>
        <draw:frame draw:style-name="gr22" draw:text-style-name="P6" draw:layer="layout" svg:width="5.565cm" svg:height="2.75cm" svg:x="15.025cm" svg:y="15.945cm">
          <draw:text-box>
            <text:p text:style-name="P5"><text:span text:style-name="T1">Reverse your hands’ grip so the left one is holding the wheel, and the right one is loose. </text:span></text:p>
          </draw:text-box>
        </draw:frame>
        <draw:frame draw:style-name="gr23" draw:text-style-name="P6" draw:layer="layout" svg:width="5.8cm" svg:height="5.867cm" svg:x="14.8cm" svg:y="20.34cm">
          <draw:text-box>
            <text:p text:style-name="P5"><text:span text:style-name="T1">Lower your left hand to its original position. Since it’s holding the wheel, it will also move. At the same time, lower your right hand. Since it’s not gripping the wheel, it won’t affect the wheel’s motion.</text:span></text:p>
            <text:p text:style-name="P5"><text:span text:style-name="T1"/></text:p>
            <text:p text:style-name="P5"><text:span text:style-name="T1">You’re now back to the beginning of the cycle, and <text:s/>have moved the wheel 2 steps counter clockwise. You can repeat to turn the wheel more. </text:span></text:p>
          </draw:text-box>
        </draw:frame>
        <draw:custom-shape draw:style-name="gr24" draw:text-style-name="P1" draw:layer="layout" svg:width="12.3cm" svg:height="25.545cm" svg:x="8.29cm" svg:y="1cm">
          <text:p/>
          <draw:enhanced-geometry svg:viewBox="0 0 21600 21600" draw:type="rectangle" draw:enhanced-path="M 0 0 L 21600 0 21600 21600 0 21600 0 0 Z N"/>
        </draw:custom-shape>
        <draw:frame draw:style-name="gr25" draw:text-style-name="P6" draw:layer="layout" svg:width="5.565cm" svg:height="1.76cm" svg:x="1.495cm" svg:y="1.845cm">
          <draw:text-box>
            <text:p text:style-name="P5"><text:span text:style-name="T1">Comparing rotating the Hexbot to turning your car’s steering wheel.</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7 20 13" svg:d="M0 20l10-13 10 13z"/>
    <draw:marker draw:name="Arrowheads_20_1" draw:display-name="Arrowheads 1" svg:viewBox="0 0 20 20" svg:d="M0 20l10-20 10 20z"/>
    <draw:stroke-dash draw:name="Fine_20_Dashed" draw:display-name="Fine Dashed" draw:style="rect" draw:dots1="1" draw:dots1-length="197%" draw:distance="197%"/>
    <draw:stroke-dash draw:name="dashed-2" draw:style="rect" draw:dots1="1" draw:dots1-length="5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19T16:22:03.268000000</meta:creation-date>
    <dc:date>2022-01-19T18:40:05.545000000</dc:date>
    <meta:editing-duration>PT2M16S</meta:editing-duration>
    <meta:editing-cycles>1</meta:editing-cycles>
    <meta:generator>LibreOffice/7.1.8.1$Windows_X86_64 LibreOffice_project/e1f30c802c3269a1d052614453f260e49458c82c</meta:generator>
    <meta:document-statistic meta:object-count="78"/>
  </office:meta>
</office:document-meta>
</file>